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dc="http://purl.org/dc/elements/1.1/" xmlns:xlink="http://www.w3.org/1999/xlink" office:version="1.2">
  <office:automatic-styles>
    <style:style style:name="P1" style:parent-style-name="Standard" style:family="paragraph" style:master-page-name="Standard1">
      <style:paragraph-properties fo:text-align="start">
        <style:tab-stops>
          <style:tab-stop style:position="28.00634773040pt" style:type="left" style:leader-type="none" style:leader-style="none" style:leader-width="auto" style:leader-color="font-color"/>
          <style:tab-stop style:position="56.01269546080pt" style:type="left" style:leader-type="none" style:leader-style="none" style:leader-width="auto" style:leader-color="font-color"/>
          <style:tab-stop style:position="83.99069668540pt" style:type="left" style:leader-type="none" style:leader-style="none" style:leader-width="auto" style:leader-color="font-color"/>
          <style:tab-stop style:position="111.99704441580pt" style:type="left" style:leader-type="none" style:leader-style="none" style:leader-width="auto" style:leader-color="font-color"/>
          <style:tab-stop style:position="140.00339214620pt" style:type="left" style:leader-type="none" style:leader-style="none" style:leader-width="auto" style:leader-color="font-color"/>
          <style:tab-stop style:position="168.00973987660pt" style:type="left" style:leader-type="none" style:leader-style="none" style:leader-width="auto" style:leader-color="font-color"/>
          <style:tab-stop style:position="195.98774110120pt" style:type="left" style:leader-type="none" style:leader-style="none" style:leader-width="auto" style:leader-color="font-color"/>
          <style:tab-stop style:position="223.99408883160pt" style:type="left" style:leader-type="none" style:leader-style="none" style:leader-width="auto" style:leader-color="font-color"/>
          <style:tab-stop style:position="252.00043656200pt" style:type="left" style:leader-type="none" style:leader-style="none" style:leader-width="auto" style:leader-color="font-color"/>
          <style:tab-stop style:position="280.00678429240pt" style:type="left" style:leader-type="none" style:leader-style="none" style:leader-width="auto" style:leader-color="font-color"/>
          <style:tab-stop style:position="308.01313202280pt" style:type="left" style:leader-type="none" style:leader-style="none" style:leader-width="auto" style:leader-color="font-color"/>
          <style:tab-stop style:position="335.99113324740pt" style:type="left" style:leader-type="none" style:leader-style="none" style:leader-width="auto" style:leader-color="font-color"/>
        </style:tab-stops>
      </style:paragraph-properties>
      <style:text-properties fo:color="#000000" fo:font-family="TimesNewRomanPSMT" fo:font-size="13.000000000000000pt"/>
    </style:style>
    <style:style style:name="T1" style:parent-style-name="Standard" style:family="text"/>
    <style:style style:name="P2" style:parent-style-name="Standard" style:family="paragraph">
      <style:paragraph-properties fo:text-align="start">
        <style:tab-stops>
          <style:tab-stop style:position="28.00634773040pt" style:type="left" style:leader-type="none" style:leader-style="none" style:leader-width="auto" style:leader-color="font-color"/>
          <style:tab-stop style:position="56.01269546080pt" style:type="left" style:leader-type="none" style:leader-style="none" style:leader-width="auto" style:leader-color="font-color"/>
          <style:tab-stop style:position="83.99069668540pt" style:type="left" style:leader-type="none" style:leader-style="none" style:leader-width="auto" style:leader-color="font-color"/>
          <style:tab-stop style:position="111.99704441580pt" style:type="left" style:leader-type="none" style:leader-style="none" style:leader-width="auto" style:leader-color="font-color"/>
          <style:tab-stop style:position="140.00339214620pt" style:type="left" style:leader-type="none" style:leader-style="none" style:leader-width="auto" style:leader-color="font-color"/>
          <style:tab-stop style:position="168.00973987660pt" style:type="left" style:leader-type="none" style:leader-style="none" style:leader-width="auto" style:leader-color="font-color"/>
          <style:tab-stop style:position="195.98774110120pt" style:type="left" style:leader-type="none" style:leader-style="none" style:leader-width="auto" style:leader-color="font-color"/>
          <style:tab-stop style:position="223.99408883160pt" style:type="left" style:leader-type="none" style:leader-style="none" style:leader-width="auto" style:leader-color="font-color"/>
          <style:tab-stop style:position="252.00043656200pt" style:type="left" style:leader-type="none" style:leader-style="none" style:leader-width="auto" style:leader-color="font-color"/>
          <style:tab-stop style:position="280.00678429240pt" style:type="left" style:leader-type="none" style:leader-style="none" style:leader-width="auto" style:leader-color="font-color"/>
          <style:tab-stop style:position="308.01313202280pt" style:type="left" style:leader-type="none" style:leader-style="none" style:leader-width="auto" style:leader-color="font-color"/>
          <style:tab-stop style:position="335.99113324740pt" style:type="left" style:leader-type="none" style:leader-style="none" style:leader-width="auto" style:leader-color="font-color"/>
        </style:tab-stops>
      </style:paragraph-properties>
      <style:text-properties fo:color="#000000" fo:font-family="TimesNewRomanPSMT" fo:font-size="13.000000000000000pt"/>
    </style:style>
    <text:list-style style:name="L11" style:display-name="L1">
      <text:list-level-style-number text:level="1" style:num-suffix="." text:start-value="1" style:num-format="1">
        <style:list-level-properties text:space-before="18.000031183000001pt" text:min-label-width="18.000031183000001pt"/>
      </text:list-level-style-number>
      <text:list-level-style-number text:level="2" style:num-suffix="." text:start-value="1" style:num-format="1">
        <style:list-level-properties text:space-before="36.000062366000002pt" text:min-label-width="18.000031183000001pt"/>
      </text:list-level-style-number>
      <text:list-level-style-number text:level="3" style:num-suffix="." text:start-value="1" style:num-format="1">
        <style:list-level-properties text:space-before="54.000093548999999pt" text:min-label-width="18.000031183000001pt"/>
      </text:list-level-style-number>
      <text:list-level-style-number text:level="4" style:num-suffix="." text:start-value="1" style:num-format="1">
        <style:list-level-properties text:space-before="72.000124732000003pt" text:min-label-width="18.000031183000001pt"/>
      </text:list-level-style-number>
      <text:list-level-style-number text:level="5" style:num-suffix="." text:start-value="1" style:num-format="1">
        <style:list-level-properties text:space-before="90.000155914999993pt" text:min-label-width="18.000031183000001pt"/>
      </text:list-level-style-number>
      <text:list-level-style-number text:level="6" style:num-suffix="." text:start-value="1" style:num-format="1">
        <style:list-level-properties text:space-before="108.000187097999998pt" text:min-label-width="18.000031183000001pt"/>
      </text:list-level-style-number>
      <text:list-level-style-number text:level="7" style:num-suffix="." text:start-value="1" style:num-format="1">
        <style:list-level-properties text:space-before="126.000218281000002pt" text:min-label-width="18.000031183000001pt"/>
      </text:list-level-style-number>
      <text:list-level-style-number text:level="8" style:num-suffix="." text:start-value="1" style:num-format="1">
        <style:list-level-properties text:space-before="144.000249464000007pt" text:min-label-width="18.000031183000001pt"/>
      </text:list-level-style-number>
      <text:list-level-style-number text:level="9" style:num-suffix="." text:start-value="1" style:num-format="1">
        <style:list-level-properties text:space-before="162.000280646999983pt" text:min-label-width="18.000031183000001pt"/>
      </text:list-level-style-number>
      <text:list-level-style-number text:level="10" style:num-suffix="." text:start-value="1" style:num-format="1">
        <style:list-level-properties text:space-before="180.000311829999987pt" text:min-label-width="18.000031183000001pt"/>
      </text:list-level-style-number>
    </text:list-style>
  </office:automatic-styles>
  <office:body>
    <office:text>
      <delta:tracked-changes>
        <delta:change-transaction delta:change-id="D">
          <delta:change-info>
            <dc:creator>John Smith</dc:creator>
            <dc:date>2010-06-23T10:00:00</dc:date>
          </delta:change-info>
        </delta:change-transaction>
      </delta:tracked-changes>
      <text:p delta:insertion-change-idref="D" delta:insertion-type="insert-around-content" text:style-name="P1"><delta:remove-leaving-content-start delta:removal-change-idref="D" delta:end-element-idref="end1"><text:p text:style-name="P1"/></delta:remove-leaving-content-start>This is a paragraph of text before a list.[<delta:removed-content delta:removal-change-idref="D"><text:span text:style-name="T1">this will be deleted</text:span></delta:removed-content><delta:remove-leaving-content-end delta:end-element-id="end1"/><delta:remove-leaving-content-start delta:removal-change-idref="D" delta:end-element-idref="end2"><text:list text:style-name="L11"/></delta:remove-leaving-content-start><delta:removed-content delta:removal-change-idref="D"><text:list-item><text:p text:style-name="P2"><text:span text:style-name="T1">This is a list-item-1 which will be deleted</text:span></text:p></text:list-item></delta:removed-content><delta:remove-leaving-content-start delta:removal-change-idref="D" delta:end-element-idref="end3"><text:list-item/></delta:remove-leaving-content-start><delta:remove-leaving-content-start delta:removal-change-idref="D" delta:end-element-idref="end4"><text:list text:style-name="L11"/></delta:remove-leaving-content-start><delta:remove-leaving-content-start delta:removal-change-idref="D" delta:end-element-idref="end5"><text:list-item/></delta:remove-leaving-content-start><delta:remove-leaving-content-start delta:removal-change-idref="D" delta:end-element-idref="end6"><text:p text:style-name="P2"/></delta:remove-leaving-content-start><delta:removed-content delta:removal-change-idref="D"><text:span text:style-name="T1">This is a sub-list level</text:span></delta:removed-content>].This will not be deleted<delta:remove-leaving-content-end delta:end-element-id="end6"/></text:p>
      <delta:remove-leaving-content-end delta:end-element-id="end5"/>
      <delta:remove-leaving-content-end delta:end-element-id="end4"/>
      <delta:remove-leaving-content-end delta:end-element-id="end3"/>
      <text:list delta:insertion-change-idref="D" delta:insertion-type="insert-around-content" text:style-name="L11">
        <text:list-item>
          <text:p text:style-name="P2">This is a list-item-2</text:p>
        </text:list-item>
        <text:list-item>
          <text:p text:style-name="P2">This is a list-item-3</text:p>
        </text:list-item>
      </text:list>
      <delta:remove-leaving-content-end delta:end-element-id="end2"/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dc="http://purl.org/dc/elements/1.1/" xmlns:xlink="http://www.w3.org/1999/xlink" office:version="1.2">
  <office:styles>
    <style:default-style style:family="paragraph">
      <style:paragraph-properties style:tab-stop-distance="35.461478755799995pt" style:writing-mode="page"/>
      <style:text-properties fo:country="GB" fo:font-family="Times New Roman" fo:font-size="12.000000000000000pt" fo:language="en" style:letter-kerning="true"/>
    </style:default-style>
    <style:style style:name="Standard" style:display-name="Standard" style:family="paragraph">
      <style:paragraph-properties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Heading" style:display-name="Heading" style:family="paragraph" style:next-style-name="Text_20body">
      <style:paragraph-properties fo:margin-bottom="6.009459229600000pt" fo:margin-top="11.990571953400000pt" style:tab-stop-distance="35.461478755799995pt" style:writing-mode="page"/>
      <style:text-properties fo:country="GB" fo:font-family="Arial" fo:font-size="14.000000000000000pt" fo:language="en" style:letter-kerning="true"/>
    </style:style>
    <style:style style:name="Text_20body" style:display-name="Text body" style:family="paragraph">
      <style:paragraph-properties fo:margin-bottom="6.009459229600000pt" fo:margin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List" style:display-name="List" style:family="paragraph">
      <style:paragraph-properties fo:margin-bottom="6.009459229600000pt" fo:margin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Index" style:display-name="Index" style:family="paragraph">
      <style:paragraph-properties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Caption" style:display-name="Caption" style:family="paragraph">
      <style:paragraph-properties fo:margin-bottom="6.009459229600000pt" fo:margin-top="6.009459229600000pt" style:tab-stop-distance="35.461478755799995pt" style:writing-mode="page"/>
      <style:text-properties fo:country="GB" fo:font-family="Times New Roman" fo:font-size="12.000000000000000pt" fo:font-style="italic" fo:language="en" style:letter-kerning="true"/>
    </style:style>
    <style:style style:name="Numbering_20Symbols" style:display-name="Numbering Symbols" style:family="text"/>
  </office:styles>
  <office:automatic-styles>
    <style:page-layout style:name="pm1" style:page-usage="all">
      <style:page-layout-properties fo:margin="56.693011599999998pt" fo:padding="0.000000000000000pt" fo:page-height="841.891222259999950pt" fo:page-width="595.304968305800003pt" style:print-orientation="portrait">
    
   </style:page-layout-properties>
    </style:page-layout>
    <style:page-layout style:name="pm2" style:page-usage="all">
      <style:page-layout-properties fo:margin="56.693011599999998pt" fo:padding="0.000000000000000pt" fo:page-height="841.891222259999950pt" fo:page-width="595.276621799999930pt" style:print-orientation="portrait">
    
   </style:page-layout-properties>
    </style:page-layout>
  </office:automatic-styles>
  <office:master-styles>
    <style:master-page style:name="Standard1" style:page-layout-name="pm1"/>
    <style:master-page style:name="Standard2" style:page-layout-name="pm2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KOffice/2.3 Beta 4</meta:generator>
    <dc:title/>
    <meta:initial-creator>Tristan Mitchell</meta:initial-creator>
    <meta:editing-cycles>2</meta:editing-cycles>
    <dc:date>2011-01-20T14:46:14</dc:date>
    <meta:creation-date>2010-10-21T11:35:47</meta:creation-date>
    <dc:creator>Tristan Mitchell</dc:creator>
  </office:meta>
</office:document-meta>
</file>